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54.675">
            <text:p>54.675</text:p>
          </table:table-cell>
          <table:table-cell table:number-columns-repeated="8"/>
          <table:table-cell table:formula="of:=SUM([.M3:.M501])" office:value-type="float" office:value="1896">
            <text:p>1896</text:p>
          </table:table-cell>
          <table:table-cell/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Fresh Eating Storage Duration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Rows / Bed</text:p>
          </table:table-cell>
          <table:table-cell office:value-type="string">
            <text:p>Spacing (inches)</text:p>
          </table:table-cell>
          <table:table-cell office:value-type="string">
            <text:p>Bed Feet</text:p>
          </table:table-cell>
          <table:table-cell office:value-type="string">
            <text:p>equipmen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formula="of:=QUOTIENT(SUM(PRODUCT([.B3]; [.C3]); PRODUCT([.D3]; [.E3])); [.J3])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4]; [.C4]); PRODUCT([.D4]; [.E4])); [.J4])" office:value-type="float" office:value="156">
            <text:p>156</text:p>
          </table:table-cell>
          <table:table-cell/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office:value-type="float" office:value="3">
            <text:p>3</text:p>
          </table:table-cell>
          <table:table-cell/>
          <table:table-cell table:formula="of:=QUOTIENT(SUM(PRODUCT([.B5]; [.C5]); PRODUCT([.D5]; [.E5])); [.J5])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/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6]; [.C6]); PRODUCT([.D6]; [.E6])); [.J6])" office:value-type="float" office:value="3">
            <text:p>3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7]; [.C7]); PRODUCT([.D7]; [.E7])); [.J7])" office:value-type="float" office:value="80">
            <text:p>80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8]; [.C8]); PRODUCT([.D8]; [.E8])); [.J8])" office:value-type="float" office:value="84">
            <text:p>84</text:p>
          </table:table-cell>
          <table:table-cell office:value-type="string">
            <text:p>low tunnel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9]; [.C9]); PRODUCT([.D9]; [.E9])); [.J9])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/>
          <table:table-cell table:formula="of:=QUOTIENT(SUM(PRODUCT([.B10]; [.C10]); PRODUCT([.D10]; [.E10])); [.J10])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1]; [.C11]); PRODUCT([.D11]; [.E11])); [.J11])" office:value-type="float" office:value="58">
            <text:p>5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2]; [.C12]); PRODUCT([.D12]; [.E12])); [.J12])" office:value-type="float" office:value="77">
            <text:p>77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3]; [.C13]); PRODUCT([.D13]; [.E13])); [.J13])" office:value-type="float" office:value="28">
            <text:p>2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4]; [.C14]); PRODUCT([.D14]; [.E14])); [.J14])" office:value-type="float" office:value="62">
            <text:p>62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5]; [.C15]); PRODUCT([.D15]; [.E15])); [.J15])" office:value-type="float" office:value="28">
            <text:p>2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/>
          <table:table-cell table:formula="of:=QUOTIENT(SUM(PRODUCT([.B16]; [.C16]); PRODUCT([.D16]; [.E16])); [.J16])" office:value-type="float" office:value="16">
            <text:p>16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QUOTIENT(SUM(PRODUCT([.B17]; [.C17]); PRODUCT([.D17]; [.E17])); [.J17])" office:value-type="float" office:value="9">
            <text:p>9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/>
          <table:table-cell table:formula="of:=QUOTIENT(SUM(PRODUCT([.B18]; [.C18]); PRODUCT([.D18]; [.E18])); [.J18])" office:value-type="float" office:value="16">
            <text:p>16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9]; [.C19]); PRODUCT([.D19]; [.E19])); [.J19])" office:value-type="float" office:value="48">
            <text:p>4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20]; [.C20]); PRODUCT([.D20]; [.E20])); [.J20])"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1]; [.C21]); PRODUCT([.D21]; [.E21])); [.J21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2]; [.C22]); PRODUCT([.D22]; [.E22])); [.J22])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3]; [.C23]); PRODUCT([.D23]; [.E23])); [.J23])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/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QUOTIENT(SUM(PRODUCT([.B24]; [.C24]); PRODUCT([.D24]; [.E24])); [.J24])"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float" office:value="0.17">
            <text:p>0.17</text:p>
          </table:table-cell>
          <table:table-cell office:value-type="float" office:value="2">
            <text:p>2</text:p>
          </table:table-cell>
          <table:table-cell/>
          <table:table-cell table:formula="of:=QUOTIENT(SUM(PRODUCT([.B25]; [.C25]); PRODUCT([.D25]; [.E25])); [.J25])" office:value-type="float" office:value="198">
            <text:p>198</text:p>
          </table:table-cell>
          <table:table-cell/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26]; [.C26]); PRODUCT([.D26]; [.E26])); [.J26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7]; [.C27]); PRODUCT([.D27]; [.E27])); [.J27])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8]; [.C28]); PRODUCT([.D28]; [.E28])); [.J28]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QUOTIENT(SUM(PRODUCT([.B29]; [.C29]); PRODUCT([.D29]; [.E29])); [.J29])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0]; [.C30]); PRODUCT([.D30]; [.E30])); [.J30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Salsify (MYSTERY FRUIT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/>
          <table:table-cell table:formula="of:=QUOTIENT(SUM(PRODUCT([.B31]; [.C31]); PRODUCT([.D31]; [.E31])); [.J31])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ill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3]; [.C33]); PRODUCT([.D33]; [.E33])); [.J33]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1" office:value-type="float" office:value="1.07">
            <text:p>1.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formula="of:=QUOTIENT(SUM(PRODUCT([.B34]; [.C34]); PRODUCT([.D34]; [.E34])); [.J34])" office:value-type="float" office:value="218">
            <text:p>21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35]; [.C35]); PRODUCT([.D35]; [.E35])); [.J35])" office:value-type="float" office:value="10">
            <text:p>10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8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mulch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37]; [.C37]); PRODUCT([.D37]; [.E37])); [.J37])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Cut flowers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string">
            <text:p>Cilantro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ummer Squash</text:p>
          </table:table-cell>
          <table:table-cell table:number-columns-repeated="8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20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5T20:43:22</dc:date>
    <dc:creator>Jean-Paul Calderone</dc:creator>
    <meta:generator>LibreOffice/3.4$Unix LibreOffice_project/340m1$Build-402</meta:generator>
    <meta:editing-duration>P11DT49M52S</meta:editing-duration>
    <meta:editing-cycles>33</meta:editing-cycles>
    <meta:document-statistic meta:table-count="1" meta:cell-count="400" meta:object-count="0"/>
  </office:meta>
</office:document-meta>
</file>